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link rel="icon" type="image/png" sizes="16x16" <text:s/>href="/favicons/favicon-16x16.png"&gt;</text:p>
      <text:p text:style-name="Standard">&lt;meta name="msapplication-TileColor" content="#ffffff"&gt;</text:p>
      <text:p text:style-name="Standard">&lt;meta name="theme-color" content="#ffffff"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6:31:54.692967791</meta:creation-date>
    <dc:date>2023-06-07T16:32:30.406632430</dc:date>
    <meta:editing-duration>PT36S</meta:editing-duration>
    <meta:editing-cycles>1</meta:editing-cycles>
    <meta:document-statistic meta:table-count="0" meta:image-count="0" meta:object-count="0" meta:page-count="1" meta:paragraph-count="3" meta:word-count="11" meta:character-count="182" meta:non-whitespace-character-count="173"/>
    <meta:generator>LibreOffice/7.3.7.2$Linux_X86_64 LibreOffice_project/30$Build-2</meta:generator>
  </office:meta>
</office:document-meta>
</file>